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38%" fo:text-align="justify" style:justify-single-word="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lar84</text:p>
      <text:p text:style-name="P1">I to właśnie jest finał! Przepięknie! Cudownie! Fantastycznie wręcz! Nie wiem, czy przypadkiem nie byłem świadkiem najlepszego finału ze wszystkich dotychczasowych sezonów. Mieliśmy wszystko. Intrygę, akcję, magię przyjaźni, zdrowy rozsądek, antagonistów, alternatywne rzeczywistości, linie czasowe…. po prostu absolutnie wszystko. Trzeba przyznać, iż Starlight Glimmer zaczyna mi się widzieć jako potencjalna następczyni takiego jednego maga, co go Starswirl wołali – z takim talentem… Pomysł z wysyłaniem Twilight do różnych rzeczywistości i odebranie jej przyjaciół był… fenomenalny. Na dodatek bardzo podobało mi się, jak twórcy przedstawili motywację antagonistki. Nie żądza podboju, nie chęć zysku – zwyczajna, ludzka (w tym przypadku kucykowa, naturalnie) mściwość. Coś na zasadzie „Ty mi zaszkodziłaś? To ja ci teraz pokażę!”... Kurczę, czy ona przypadkiem nie wywodzi się z którejś z naszych krajowych stadnin? Podejście ma iście polskie. Dobra, żarty na bok, przejdźmy do krótkiego rzutu oka na alternatywne światy. Wojna z Sombrą była przedstawiona świetnie. Miałem natychmiastowe skojarzenia z Pierwszą Wojną Światową, szczególnie obserwując wysiłek narodowy. Następnie świat podmieńców, gdzie fenomenalną rolę miała Zecora. Stworzyła połączenie wioski smerfów z obozem Robin Hooda i nie pozwalała sobie w kaszę dmuchać – przynajmniej do czasu pojedynku z Chrysalis, gdzie walka jej trochę nie wyszła. Kolejna wycieczka w przyszłość zabrała nas do Nightmare Moon – tutaj nie mogłem się powstrzymać od śmiechu. Miny, jakie strzelała Wielka Królowa Nocy, były po prostu rozbrajające – aż chciałoby się jej oglądać więcej. Następnie kolejno wpadliśmy na grilla do Tireka, do cyrku Discorda (rola Ceśki i Lulu przyprawiła mnie o ból przepony ze śmiechu) oraz do industrialnego imperium Flima i Flama. W sumie to ciekawe – pośród rozmów toczonych między Twilight a Starlight pomiędzy wycieczkami pojawiła się kwestia, iż każda kolejna alternatywna przyszłość jest gorsza od poprzedniej. To co? Dwaj bracia, zwykłe kuce, to dla Equestrii większe zło niż cała gama wcześniejszych potworów? Nie powiem – podoba mi się takie podejście. W końcu Twilight, po kolejnej argumentacji, porywa antagonistkę ze sobą i trafiają gdzie? Na pustkowia. Equestria. Pustkowia. Jak to było w tej grze? „War, war never changes”... Wybaczcie dygresję, ale nie mogłem się powstrzymać. W końcu jednak coś zaczyna docierać do Starlight, dzięki czemu dowiadujemy się ważnych faktów z jej przeszłości. A że nie jest głupia, to koniec końców wszystko kończy się dobrze – i na dodatek otwiera legion możliwości dla scenarzystów szóstego sezonu. Końcowa piosenka bardzo ładnie podkreśla magię przyjaźni, a końcowe ujęcie, gdzie wszyscy obecni łamią czwartą ścianę, stanowi wręcz idealne zakończenie. Takich odcinków chcemy więcej! Perełka, 10/10, bezwzględnie polecam!</text:p>
      <text:p text:style-name="P1"/>
      <text:p text:style-name="P2">Falconek</text:p>
      <text:p text:style-name="P1"/>
      <text:p text:style-name="P2">W mojej opinii jest to najlepszy odcinek w historii serialu, przede wszystkim dlatego że pokazano nam różne motywy i estetyki, które dotąd funkcjonowały jedynie w wyobraźni fanów i dziełach przez nich tworzonych. I tak: po raz pierwszy w historii serialu dostaliśmy pełnoskalową wojnę (a nie jakąś bitwę na ciasta), z prawdziwymi armiami, wojenną gospodarką i nawet Celestią prowadzącą szarżę kucyków (mocny punkt: scena z Pinkie, Maud i Dash). To oraz świat opanowany przez Chrysalis, z Zecorą genialnie pokazaną jako przywódczyni leśnej partyzantki (epicka bitwa z podmieńcami!), to były moim zdaniem najmocniejsze punkty finału. Co nie znaczy, że pozostałe alternatywne światy były słabe. <text:soft-page-break/>Kraina wiecznej nocy ociekała wręcz klimatem, zamek sióstr wyglądał świetnie zarówno z zewnątrz, jak i od środka. Podobało mi się to, jak dobrze Rarity odnalazła się w tej rzeczywistości, a wzmianka o Celestii wygnanej na księżyc szczerze mnie rozbawiła. Dalej mieliśmy Discorda (czo te Celestia i Luna), Flima i Flama w roli ekologicznych wandali i wreszcie pustkowia, które wielu fanom po prostu muszą skojarzyć się z pewnym fanfikiem. Jeśli chodzi o postacie, to Twilight wreszcie dostała godną przeciwniczkę. Starlight Glimmer okazała się silniejsza od samego Starswirla, a jej plan nie miał słabych punktów – poza oczywiście skutkami dla świata. Podobały mi się animacje Starlight – mam wrażenie, że graficy przykładali się do niej trochę bardziej niż do pozostałych kucyków. Sama Twilight natomiast w końcu nie zachowywała się, jakby była niespełna rozumu, a po odcinku 22 już straciłem w tej kwestii nadzieje. Zakończenie zgodne z oczekiwaniami – w końcu to „My Little Pony”, więc nawrócenie antagonisty jest czymś oczekiwanym i tutaj zero zaskoczenia. Ciekawi mnie, jak scenarzyści wykorzystają tak potężną postać w kolejnym sezonie. Krótko mówiąc, odcinek w stu procentach satysfakcjonujący, i co najważniejsze, pokazuje on, że twórcy serialu nie wypsztykali się jeszcze z pomysłów, co dobrze wróży na szósty sezon.</text:p>
      <text:p text:style-name="P1"/>
      <text:p text:style-name="P1">Macter4</text:p>
      <text:p text:style-name="P1">Tak oto mamy za sobą finał 5 sezonu. Ludzie robili wielki szum w Internecie, a gdy ja siadłem do odcinka kilka dni później, to się zastanawiałem o co im chodziło, bo ja sam widziałem tylko jeden wielki brak logiki. Zacznijmy od startu, gdy doświadczamy pierwszej zmiany historii. Czemu portal pojawia się sam z siebie i za każdym razem wsysa tylko Twilght <text:s/>i Spike’a, jednocześnie pomijając Starlight? Czemu dopiero jak Twi użyła siły fizycznej, udało ją się zabrać do teraźniejszości? Kolejną sprawą jest, gdzie ona przebywała przez cały czas. Stała w hangarze na terenie obozu i paliła fajkę, czekając, aż kolejny portal wywołany przez księżniczkę przyjaźni ją wciągnie? Kolejnym aspektem, który mnie gryzie, to mieszanie dwóch hipotez odnośnie podróży w czasie. Jedna zakłada, że nawet najmniejsza zmiana ma swój wpływ na przyszłość, a druga mówi, że nieważne co zrobimy, to nie zmienimy przyszłości. Pierwszą hipotezę widzimy w aktualnym finale, zaś drugą w odcinku 20 drugiego sezonu „It's About Time” i z tego, co mi wiadomo, jedna wyklucza drugą. Samie miejsca, do których przenosiła się nasza dwójka przyjaciół, nie były złe, ale nie mogłem się pozbyć wrażenia, że były one wymyślane tylko pod bronych, bez większego namysłu. No i wreszcie Twilight faktycznie powinna choćby poprosić brata o naukę celowania, bo nawet Starlight Glimmer to dostrzega. Sama też powinna się wziąć za studiowanie magii ofensywnej, bo tę defensywną ma naprawdę dobrze opanowaną, co było widać w pojedynku, gdzie głównie stawiała magiczne tarcze i używała teleportacji, podczas gdy jej oponentka polegała zazwyczaj na zwykłych unikach. To, co w odcinku odczytuję na zdecydowany plus, to że zły charakter nie wyłożył na samym początku całego swojego planu, a wręcz pozwolił sobie tym faktem zagrać. Samo rozwiązanie sprawy też mi się podoba, czyli po prostu przemówienie do rozumu, a nie jakaś wymyślna siła boska, która interweniuje nie wiadomo skąd. Niestety to wszystko jest za mało, by ratować całość i według mnie odcinki są co najwyżej średnie. Zaś dla wszystkich tych, którzy zaczynają snuć wizję o tym, jak potężna jest Starlight, chcę zwrócić uwagę, że Twilight mówi o tym, iż jest ona bardziej uzdolniona magicznie niż większość kucyków, jakie ona widziała, oraz to że nie potrafiła jej powstrzymać za pomocą magii. Ani razu nie pada <text:s/>stwierdzenie, że Starlight jest potężniejsza od niej, a jest tylko wspomnienie, że ma ona dużą moc, która może pozwolić jej <text:soft-page-break/>zmieniać Equestrię w lepsze miejsce. Dlatego też dostaje propozycję, aby Twilight uczyła ją, bo widać w niej nieobrobiony i nieukierunkowany potencjał.</text:p>
      <text:p text:style-name="P1">Na sam koniec mógłbym jeszcze pokusić się o ocenę całego sezonu, ale nie widzę w tym większego sensu. Przez to, że odcinki starają się prowadzić jeden ciąg fabularny, a nie są zupełnie pojedynczymi obrazami oderwanymi od całości, każdy sezon z definicji będzie inny i nie będzie możliwe wyznaczenie jakiejś wspólnej płaszczyzny odniesienia. Także nie ma sensu szykowanie listy życzeń odnośnie tego, co przyniesie przyszłość, bo to i tak nic nie da, a sprawy, które naprawdę mnie gnębią, już wymieniłem przy poszczególnych odcinkach, wiec po co się powtarzać. Mówiąc krótko, czekam na nowe odcinki z nadzieją, że twórcy jeszcze nieraz mnie zaskoczą w tym pozytywnym sens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2T19:02:42.368000000</dc:date>
    <meta:editing-duration>PT45S</meta:editing-duration>
    <meta:document-statistic meta:table-count="0" meta:image-count="0" meta:object-count="0" meta:page-count="3" meta:paragraph-count="7" meta:word-count="1215" meta:character-count="8159" meta:non-whitespace-character-count="6938"/>
  </office:meta>
</office:document-meta>
</file>